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5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47cm" fo:min-width="0.824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05cm" draw:marker-start-width="0.28cm" draw:marker-end-width="0.28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81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6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77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4cm" fo:min-width="0.3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0.74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71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1cm" fo:min-width="0.31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text-properties fo:color="#3465a4" fo:font-size="10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color="#3465a4" fo:font-size="10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-33% 58%" fo:font-size="14pt" style:font-size-asian="14pt" style:font-size-complex="1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3465a4" fo:font-size="10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056cm" svg:height="0.924cm" svg:x="3.764cm" svg:y="1.63cm">
          <draw:text-box>
            <text:p><text:span text:style-name="T1">V</text:span><text:span text:style-name="T2">i</text:span></text:p>
          </draw:text-box>
        </draw:frame>
        <draw:custom-shape draw:style-name="gr2" draw:text-style-name="P2" xml:id="id8" draw:id="id8" draw:layer="layout" svg:width="2.646cm" svg:height="2.161cm" draw:transform="rotate (-1.56713113536571) translate (11.447cm 0.8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1" draw:id="id1" draw:layer="layout" svg:width="0.174cm" svg:height="0.187cm" svg:x="3.964cm" svg:y="1.4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line draw:style-name="gr4" draw:text-style-name="P3" draw:layer="layout" svg:x1="5.851cm" svg:y1="0.886cm" svg:x2="5.851cm" svg:y2="2.187cm">
            <text:p/>
          </draw:line>
          <draw:line draw:style-name="gr4" draw:text-style-name="P3" draw:layer="layout" svg:x1="5.851cm" svg:y1="0.886cm" svg:x2="5.851cm" svg:y2="2.187cm">
            <text:p/>
          </draw:line>
          <draw:line draw:style-name="gr4" draw:text-style-name="P3" draw:layer="layout" svg:x1="5.507cm" svg:y1="0.886cm" svg:x2="5.507cm" svg:y2="2.187cm">
            <text:p/>
          </draw:line>
          <draw:line draw:style-name="gr4" draw:text-style-name="P3" draw:layer="layout" svg:x1="5.042cm" svg:y1="1.527cm" svg:x2="5.509cm" svg:y2="1.537cm">
            <text:p/>
          </draw:line>
          <draw:line draw:style-name="gr4" draw:text-style-name="P3" draw:layer="layout" svg:x1="5.845cm" svg:y1="1.527cm" svg:x2="6.312cm" svg:y2="1.537cm">
            <text:p/>
          </draw:line>
        </draw:g>
        <draw:frame draw:style-name="gr1" draw:text-style-name="P1" draw:layer="layout" svg:width="1.056cm" svg:height="0.924cm" svg:x="5.9cm" svg:y="0.535cm">
          <draw:text-box>
            <text:p><text:span text:style-name="T1">C</text:span><text:span text:style-name="T2">1</text:span></text:p>
          </draw:text-box>
        </draw:frame>
        <draw:g xml:id="id4" draw:id="id4">
          <draw:line draw:style-name="gr4" draw:text-style-name="P3" draw:layer="layout" svg:x1="7.55cm" svg:y1="5.179cm" svg:x2="7.229cm" svg:y2="5.079cm">
            <text:p/>
          </draw:line>
          <draw:line draw:style-name="gr4" draw:text-style-name="P3" draw:layer="layout" svg:x1="7.871cm" svg:y1="4.891cm" svg:x2="7.23cm" svg:y2="5.08cm">
            <text:p/>
          </draw:line>
          <draw:line draw:style-name="gr4" draw:text-style-name="P3" draw:layer="layout" svg:x1="7.896cm" svg:y1="4.5cm" svg:x2="7.243cm" svg:y2="4.291cm">
            <text:p/>
          </draw:line>
          <draw:line draw:style-name="gr4" draw:text-style-name="P3" draw:layer="layout" svg:x1="7.887cm" svg:y1="4.9cm" svg:x2="7.234cm" svg:y2="4.691cm">
            <text:p/>
          </draw:line>
          <draw:line draw:style-name="gr4" draw:text-style-name="P3" draw:layer="layout" svg:x1="7.892cm" svg:y1="4.493cm" svg:x2="7.251cm" svg:y2="4.682cm">
            <text:p/>
          </draw:line>
          <draw:line draw:style-name="gr4" draw:text-style-name="P3" draw:layer="layout" svg:x1="7.88cm" svg:y1="4.097cm" svg:x2="7.239cm" svg:y2="4.286cm">
            <text:p/>
          </draw:line>
          <draw:line draw:style-name="gr4" draw:text-style-name="P3" draw:layer="layout" svg:x1="7.849cm" svg:y1="4.1cm" svg:x2="7.528cm" svg:y2="4cm">
            <text:p/>
          </draw:line>
        </draw:g>
        <draw:connector draw:style-name="gr5" draw:text-style-name="P2" draw:layer="layout" svg:x1="4.138cm" svg:y1="1.543cm" svg:x2="5.042cm" svg:y2="1.536cm" draw:start-shape="id1" draw:start-glue-point="10" draw:end-shape="id2" draw:end-glue-point="3" svg:d="M4138 1543h428v-7h476" svg:viewBox="0 0 905 8">
          <text:p/>
        </draw:connector>
        <draw:connector draw:style-name="gr5" draw:text-style-name="P2" xml:id="id3" draw:id="id3" draw:layer="layout" draw:line-skew="-0.496cm" svg:x1="6.312cm" svg:y1="1.536cm" svg:x2="9.283cm" svg:y2="1.543cm" draw:start-shape="id2" draw:start-glue-point="1" svg:d="M6312 1536h1265v7h1706" svg:viewBox="0 0 2972 8">
          <text:p/>
        </draw:connector>
        <draw:connector draw:style-name="gr5" draw:text-style-name="P2" xml:id="id16" draw:id="id16" draw:layer="layout" svg:x1="7.577cm" svg:y1="1.539cm" svg:x2="7.562cm" svg:y2="4cm" draw:start-shape="id3" draw:start-glue-point="0" draw:end-shape="id4" draw:end-glue-point="0" svg:d="M7577 1539v1220h-15v1241" svg:viewBox="0 0 16 2462">
          <text:p/>
        </draw:connector>
        <draw:connector draw:style-name="gr5" draw:text-style-name="P2" xml:id="id6" draw:id="id6" draw:layer="layout" draw:line-skew="1.356cm" svg:x1="8.723cm" svg:y1="5.531cm" svg:x2="8.753cm" svg:y2="2.661cm" draw:start-shape="id5" draw:start-glue-point="0" svg:d="M8723 5531v-354h30v-2516" svg:viewBox="0 0 31 2871">
          <text:p/>
        </draw:connector>
        <draw:connector draw:style-name="gr5" draw:text-style-name="P2" draw:layer="layout" svg:x1="8.753cm" svg:y1="2.661cm" svg:x2="9.283cm" svg:y2="2.661cm" draw:start-shape="id6" draw:start-glue-point="3" svg:d="M8753 2661h530" svg:viewBox="0 0 531 1">
          <text:p/>
        </draw:connector>
        <draw:g xml:id="id5" draw:id="id5">
          <draw:line draw:style-name="gr4" draw:text-style-name="P3" draw:layer="layout" svg:x1="8.711cm" svg:y1="6.71cm" svg:x2="8.39cm" svg:y2="6.61cm">
            <text:p/>
          </draw:line>
          <draw:line draw:style-name="gr4" draw:text-style-name="P3" draw:layer="layout" svg:x1="9.032cm" svg:y1="6.422cm" svg:x2="8.391cm" svg:y2="6.611cm">
            <text:p/>
          </draw:line>
          <draw:line draw:style-name="gr4" draw:text-style-name="P3" draw:layer="layout" svg:x1="9.057cm" svg:y1="6.031cm" svg:x2="8.404cm" svg:y2="5.822cm">
            <text:p/>
          </draw:line>
          <draw:line draw:style-name="gr4" draw:text-style-name="P3" draw:layer="layout" svg:x1="9.048cm" svg:y1="6.431cm" svg:x2="8.395cm" svg:y2="6.222cm">
            <text:p/>
          </draw:line>
          <draw:line draw:style-name="gr4" draw:text-style-name="P3" draw:layer="layout" svg:x1="9.053cm" svg:y1="6.024cm" svg:x2="8.412cm" svg:y2="6.213cm">
            <text:p/>
          </draw:line>
          <draw:line draw:style-name="gr4" draw:text-style-name="P3" draw:layer="layout" svg:x1="9.041cm" svg:y1="5.628cm" svg:x2="8.4cm" svg:y2="5.817cm">
            <text:p/>
          </draw:line>
          <draw:line draw:style-name="gr4" draw:text-style-name="P3" draw:layer="layout" svg:x1="9.01cm" svg:y1="5.631cm" svg:x2="8.689cm" svg:y2="5.531cm">
            <text:p/>
          </draw:line>
        </draw:g>
        <draw:g xml:id="id9" draw:id="id9">
          <draw:line draw:style-name="gr4" draw:text-style-name="P3" draw:layer="layout" svg:x1="10.286cm" svg:y1="6.694cm" svg:x2="9.965cm" svg:y2="6.594cm">
            <text:p/>
          </draw:line>
          <draw:line draw:style-name="gr4" draw:text-style-name="P3" draw:layer="layout" svg:x1="10.607cm" svg:y1="6.406cm" svg:x2="9.966cm" svg:y2="6.595cm">
            <text:p/>
          </draw:line>
          <draw:line draw:style-name="gr4" draw:text-style-name="P3" draw:layer="layout" svg:x1="10.632cm" svg:y1="6.015cm" svg:x2="9.979cm" svg:y2="5.806cm">
            <text:p/>
          </draw:line>
          <draw:line draw:style-name="gr4" draw:text-style-name="P3" draw:layer="layout" svg:x1="10.623cm" svg:y1="6.415cm" svg:x2="9.97cm" svg:y2="6.206cm">
            <text:p/>
          </draw:line>
          <draw:line draw:style-name="gr4" draw:text-style-name="P3" draw:layer="layout" svg:x1="10.628cm" svg:y1="6.008cm" svg:x2="9.987cm" svg:y2="6.197cm">
            <text:p/>
          </draw:line>
          <draw:line draw:style-name="gr4" draw:text-style-name="P3" draw:layer="layout" svg:x1="10.616cm" svg:y1="5.612cm" svg:x2="9.975cm" svg:y2="5.801cm">
            <text:p/>
          </draw:line>
          <draw:line draw:style-name="gr4" draw:text-style-name="P3" draw:layer="layout" svg:x1="10.585cm" svg:y1="5.615cm" svg:x2="10.264cm" svg:y2="5.515cm">
            <text:p/>
          </draw:line>
        </draw:g>
        <draw:g xml:id="id7" draw:id="id7">
          <draw:line draw:style-name="gr4" draw:text-style-name="P3" draw:layer="layout" svg:x1="14.841cm" svg:y1="2.14cm" svg:x2="14.735cm" svg:y2="2.459cm">
            <text:p/>
          </draw:line>
          <draw:line draw:style-name="gr4" draw:text-style-name="P3" draw:layer="layout" svg:x1="14.559cm" svg:y1="1.814cm" svg:x2="14.736cm" svg:y2="2.458cm">
            <text:p/>
          </draw:line>
          <draw:line draw:style-name="gr4" draw:text-style-name="P3" draw:layer="layout" svg:x1="14.169cm" svg:y1="1.781cm" svg:x2="13.948cm" svg:y2="2.43cm">
            <text:p/>
          </draw:line>
          <draw:line draw:style-name="gr4" draw:text-style-name="P3" draw:layer="layout" svg:x1="14.568cm" svg:y1="1.798cm" svg:x2="14.347cm" svg:y2="2.447cm">
            <text:p/>
          </draw:line>
          <draw:line draw:style-name="gr4" draw:text-style-name="P3" draw:layer="layout" svg:x1="14.161cm" svg:y1="1.785cm" svg:x2="14.338cm" svg:y2="2.429cm">
            <text:p/>
          </draw:line>
          <draw:line draw:style-name="gr4" draw:text-style-name="P3" draw:layer="layout" svg:x1="13.765cm" svg:y1="1.79cm" svg:x2="13.942cm" svg:y2="2.434cm">
            <text:p/>
          </draw:line>
          <draw:line draw:style-name="gr4" draw:text-style-name="P3" draw:layer="layout" svg:x1="13.768cm" svg:y1="1.821cm" svg:x2="13.662cm" svg:y2="2.14cm">
            <text:p/>
          </draw:line>
        </draw:g>
        <draw:connector draw:style-name="gr5" draw:text-style-name="P2" xml:id="id11" draw:id="id11" draw:layer="layout" svg:x1="13.662cm" svg:y1="2.12cm" svg:x2="11.453cm" svg:y2="2.134cm" draw:start-shape="id7" draw:start-glue-point="3" draw:end-shape="id8" draw:end-glue-point="4" svg:d="M13662 2120h-1129v14h-1080" svg:viewBox="0 0 2210 15">
          <text:p/>
        </draw:connector>
        <draw:connector draw:style-name="gr5" draw:text-style-name="P2" draw:layer="layout" draw:line-skew="0cm 0.194cm" svg:x1="8.738cm" svg:y1="5.177cm" svg:x2="10.298cm" svg:y2="5.515cm" draw:start-shape="id6" draw:start-glue-point="0" draw:end-shape="id9" draw:end-glue-point="0" svg:d="M8738 5177h609v-18h951v356" svg:viewBox="0 0 1561 357">
          <text:p/>
        </draw:connector>
        <draw:connector draw:style-name="gr5" draw:text-style-name="P2" draw:layer="layout" svg:x1="10.139cm" svg:y1="4.337cm" svg:x2="8.72cm" svg:y2="4.346cm" draw:start-shape="id10" draw:start-glue-point="3" svg:d="M10139 4337h-984v9h-435" svg:viewBox="0 0 1420 10">
          <text:p/>
        </draw:connector>
        <draw:g xml:id="id10" draw:id="id10">
          <draw:line draw:style-name="gr4" draw:text-style-name="P3" draw:layer="layout" svg:x1="11.318cm" svg:y1="4.357cm" svg:x2="11.212cm" svg:y2="4.676cm">
            <text:p/>
          </draw:line>
          <draw:line draw:style-name="gr4" draw:text-style-name="P3" draw:layer="layout" svg:x1="11.036cm" svg:y1="4.031cm" svg:x2="11.213cm" svg:y2="4.675cm">
            <text:p/>
          </draw:line>
          <draw:line draw:style-name="gr4" draw:text-style-name="P3" draw:layer="layout" svg:x1="10.646cm" svg:y1="3.998cm" svg:x2="10.425cm" svg:y2="4.647cm">
            <text:p/>
          </draw:line>
          <draw:line draw:style-name="gr4" draw:text-style-name="P3" draw:layer="layout" svg:x1="11.045cm" svg:y1="4.015cm" svg:x2="10.824cm" svg:y2="4.664cm">
            <text:p/>
          </draw:line>
          <draw:line draw:style-name="gr4" draw:text-style-name="P3" draw:layer="layout" svg:x1="10.638cm" svg:y1="4.002cm" svg:x2="10.815cm" svg:y2="4.646cm">
            <text:p/>
          </draw:line>
          <draw:line draw:style-name="gr4" draw:text-style-name="P3" draw:layer="layout" svg:x1="10.242cm" svg:y1="4.007cm" svg:x2="10.419cm" svg:y2="4.651cm">
            <text:p/>
          </draw:line>
          <draw:line draw:style-name="gr4" draw:text-style-name="P3" draw:layer="layout" svg:x1="10.245cm" svg:y1="4.038cm" svg:x2="10.139cm" svg:y2="4.357cm">
            <text:p/>
          </draw:line>
        </draw:g>
        <draw:connector draw:style-name="gr5" draw:text-style-name="P2" draw:layer="layout" svg:x1="12.533cm" svg:y1="2.127cm" svg:x2="11.318cm" svg:y2="4.337cm" draw:start-shape="id11" draw:start-glue-point="0" draw:end-shape="id10" draw:end-glue-point="1" svg:d="M12533 2127v2210h-1215" svg:viewBox="0 0 1216 2211">
          <text:p/>
        </draw:connector>
        <draw:g xml:id="id13" draw:id="id13">
          <draw:line draw:style-name="gr4" draw:text-style-name="P3" draw:layer="layout" svg:x1="17.052cm" svg:y1="4.104cm" svg:x2="15.751cm" svg:y2="4.108cm">
            <text:p/>
          </draw:line>
          <draw:line draw:style-name="gr4" draw:text-style-name="P3" draw:layer="layout" svg:x1="17.052cm" svg:y1="4.104cm" svg:x2="15.751cm" svg:y2="4.108cm">
            <text:p/>
          </draw:line>
          <draw:line draw:style-name="gr4" draw:text-style-name="P3" draw:layer="layout" svg:x1="17.05cm" svg:y1="3.76cm" svg:x2="15.749cm" svg:y2="3.764cm">
            <text:p/>
          </draw:line>
          <draw:line draw:style-name="gr4" draw:text-style-name="P3" draw:layer="layout" svg:x1="16.407cm" svg:y1="3.297cm" svg:x2="16.399cm" svg:y2="3.764cm">
            <text:p/>
          </draw:line>
          <draw:line draw:style-name="gr4" draw:text-style-name="P3" draw:layer="layout" svg:x1="16.41cm" svg:y1="4.1cm" svg:x2="16.402cm" svg:y2="4.567cm">
            <text:p/>
          </draw:line>
        </draw:g>
        <draw:connector draw:style-name="gr5" draw:text-style-name="P2" xml:id="id12" draw:id="id12" draw:layer="layout" draw:line-skew="-0.52cm" svg:x1="18.469cm" svg:y1="2.131cm" svg:x2="14.841cm" svg:y2="2.12cm" draw:end-shape="id7" draw:end-glue-point="1" svg:d="M18469 2131h-2059v-11h-1569" svg:viewBox="0 0 3629 12">
          <text:p/>
        </draw:connector>
        <draw:connector draw:style-name="gr5" draw:text-style-name="P2" draw:layer="layout" svg:x1="16.41cm" svg:y1="2.125cm" svg:x2="16.4cm" svg:y2="3.297cm" draw:start-shape="id12" draw:start-glue-point="0" draw:end-shape="id13" draw:end-glue-point="0" svg:d="M16410 2125v577h-10v595" svg:viewBox="0 0 11 1173">
          <text:p/>
        </draw:connector>
        <draw:custom-shape draw:style-name="gr3" draw:text-style-name="P2" draw:layer="layout" svg:width="0.174cm" svg:height="0.187cm" svg:x="18.416cm" svg:y="2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line-skew="0.176cm" svg:x1="16.401cm" svg:y1="6.667cm" svg:x2="12.544cm" svg:y2="7.672cm" draw:start-shape="id14" draw:start-glue-point="2" svg:d="M16401 6667v954h-3857v51" svg:viewBox="0 0 3858 1006">
          <text:p/>
        </draw:connector>
        <draw:g xml:id="id15" draw:id="id15">
          <draw:line draw:style-name="gr4" draw:text-style-name="P3" draw:layer="layout" svg:x1="13.084cm" svg:y1="8.481cm" svg:x2="11.986cm" svg:y2="8.489cm">
            <text:p/>
          </draw:line>
          <draw:line draw:style-name="gr4" draw:text-style-name="P3" draw:layer="layout" svg:x1="13.085cm" svg:y1="8.476cm" svg:x2="11.987cm" svg:y2="8.484cm">
            <text:p/>
          </draw:line>
          <draw:line draw:style-name="gr4" draw:text-style-name="P3" draw:layer="layout" svg:x1="12.286cm" svg:y1="8.664cm" svg:x2="12.832cm" svg:y2="8.664cm">
            <text:p/>
          </draw:line>
          <draw:line draw:style-name="gr4" draw:text-style-name="P3" draw:layer="layout" svg:x1="12.433cm" svg:y1="8.82cm" svg:x2="12.695cm" svg:y2="8.82cm">
            <text:p/>
          </draw:line>
          <draw:line draw:style-name="gr4" draw:text-style-name="P3" draw:layer="layout" svg:x1="12.55cm" svg:y1="8.47cm" svg:x2="12.554cm" svg:y2="8.066cm">
            <text:p/>
          </draw:line>
        </draw:g>
        <draw:connector draw:style-name="gr5" draw:text-style-name="P2" draw:layer="layout" draw:line-skew="1.018cm" svg:x1="7.562cm" svg:y1="5.179cm" svg:x2="12.535cm" svg:y2="8.066cm" draw:start-shape="id4" draw:start-glue-point="2" draw:end-shape="id15" draw:end-glue-point="0" svg:d="M7562 5179v2462h4973v425" svg:viewBox="0 0 4974 2888">
          <text:p/>
        </draw:connector>
        <draw:connector draw:style-name="gr5" draw:text-style-name="P2" draw:layer="layout" draw:line-skew="-0.183cm" svg:x1="8.723cm" svg:y1="6.71cm" svg:x2="10.298cm" svg:y2="6.694cm" draw:start-shape="id5" draw:start-glue-point="2" draw:end-shape="id9" draw:end-glue-point="2" svg:d="M8723 6710v367h1575v-383" svg:viewBox="0 0 1576 384">
          <text:p/>
        </draw:connector>
        <draw:connector draw:style-name="gr5" draw:text-style-name="P2" draw:layer="layout" svg:x1="8.707cm" svg:y1="7.639cm" svg:x2="8.723cm" svg:y2="6.71cm" draw:end-shape="id5" draw:end-glue-point="2" svg:d="M8707 7639v-189h16v-740" svg:viewBox="0 0 17 930">
          <text:p/>
        </draw:connector>
        <draw:frame draw:style-name="gr1" draw:text-style-name="P1" draw:layer="layout" svg:width="1.056cm" svg:height="0.924cm" svg:x="18.264cm" svg:y="2.13cm">
          <draw:text-box>
            <text:p><text:span text:style-name="T1">V</text:span><text:span text:style-name="T2">o</text:span></text:p>
          </draw:text-box>
        </draw:frame>
        <draw:frame draw:style-name="gr1" draw:text-style-name="P1" draw:layer="layout" svg:width="1.056cm" svg:height="0.924cm" svg:x="13.731cm" svg:y="0.94cm">
          <draw:text-box>
            <text:p><text:span text:style-name="T1">R</text:span><text:span text:style-name="T2">2</text:span></text:p>
          </draw:text-box>
        </draw:frame>
        <draw:frame draw:style-name="gr6" draw:text-style-name="P1" draw:layer="layout" svg:width="1.314cm" svg:height="0.924cm" svg:x="6.191cm" svg:y="4.14cm">
          <draw:text-box>
            <text:p><text:span text:style-name="T1">R</text:span><text:span text:style-name="T2">1b</text:span></text:p>
          </draw:text-box>
        </draw:frame>
        <draw:frame draw:style-name="gr1" draw:text-style-name="P1" draw:layer="layout" svg:width="1.056cm" svg:height="0.924cm" svg:x="11.2cm" svg:y="4.374cm">
          <draw:text-box>
            <text:p><text:span text:style-name="T1">R</text:span><text:span text:style-name="T2">3</text:span></text:p>
          </draw:text-box>
        </draw:frame>
        <draw:frame draw:style-name="gr7" draw:text-style-name="P1" draw:layer="layout" svg:width="1.18cm" svg:height="0.924cm" svg:x="8.831cm" svg:y="5.74cm">
          <draw:text-box>
            <text:p><text:span text:style-name="T1">R</text:span><text:span text:style-name="T2">4a</text:span></text:p>
          </draw:text-box>
        </draw:frame>
        <draw:frame draw:style-name="gr7" draw:text-style-name="P1" draw:layer="layout" svg:width="1.18cm" svg:height="0.924cm" svg:x="10.631cm" svg:y="5.74cm">
          <draw:text-box>
            <text:p><text:span text:style-name="T1">R</text:span><text:span text:style-name="T2">4b</text:span></text:p>
          </draw:text-box>
        </draw:frame>
        <draw:frame draw:style-name="gr8" draw:text-style-name="P1" draw:layer="layout" svg:width="1.278cm" svg:height="0.924cm" svg:x="17.199cm" svg:y="3.494cm">
          <draw:text-box>
            <text:p><text:span text:style-name="T1">C</text:span><text:span text:style-name="T2">2a</text:span></text:p>
          </draw:text-box>
        </draw:frame>
        <draw:frame draw:style-name="gr9" draw:text-style-name="P1" draw:layer="layout" svg:width="0.81cm" svg:height="1.554cm" svg:x="9.465cm" svg:y="1.356cm">
          <draw:text-box>
            <text:p><text:span text:style-name="T1">+</text:span></text:p>
            <text:p><text:span text:style-name="T1">_</text:span></text:p>
          </draw:text-box>
        </draw:frame>
        <draw:connector draw:style-name="gr5" draw:text-style-name="P2" draw:layer="layout" svg:x1="7.569cm" svg:y1="2.759cm" svg:x2="5.762cm" svg:y2="4.001cm" draw:start-shape="id16" draw:start-glue-point="0" draw:end-shape="id17" draw:end-glue-point="0" svg:d="M7569 2759h-1807v1242" svg:viewBox="0 0 1808 1243">
          <text:p/>
        </draw:connector>
        <draw:g xml:id="id17" draw:id="id17">
          <draw:line draw:style-name="gr4" draw:text-style-name="P3" draw:layer="layout" svg:x1="5.75cm" svg:y1="5.18cm" svg:x2="5.429cm" svg:y2="5.08cm">
            <text:p/>
          </draw:line>
          <draw:line draw:style-name="gr4" draw:text-style-name="P3" draw:layer="layout" svg:x1="6.071cm" svg:y1="4.892cm" svg:x2="5.43cm" svg:y2="5.081cm">
            <text:p/>
          </draw:line>
          <draw:line draw:style-name="gr4" draw:text-style-name="P3" draw:layer="layout" svg:x1="6.096cm" svg:y1="4.501cm" svg:x2="5.443cm" svg:y2="4.292cm">
            <text:p/>
          </draw:line>
          <draw:line draw:style-name="gr4" draw:text-style-name="P3" draw:layer="layout" svg:x1="6.087cm" svg:y1="4.901cm" svg:x2="5.434cm" svg:y2="4.692cm">
            <text:p/>
          </draw:line>
          <draw:line draw:style-name="gr4" draw:text-style-name="P3" draw:layer="layout" svg:x1="6.092cm" svg:y1="4.494cm" svg:x2="5.451cm" svg:y2="4.683cm">
            <text:p/>
          </draw:line>
          <draw:line draw:style-name="gr4" draw:text-style-name="P3" draw:layer="layout" svg:x1="6.08cm" svg:y1="4.098cm" svg:x2="5.439cm" svg:y2="4.287cm">
            <text:p/>
          </draw:line>
          <draw:line draw:style-name="gr4" draw:text-style-name="P3" draw:layer="layout" svg:x1="6.049cm" svg:y1="4.101cm" svg:x2="5.728cm" svg:y2="4.001cm">
            <text:p/>
          </draw:line>
        </draw:g>
        <draw:connector draw:style-name="gr5" draw:text-style-name="P2" draw:layer="layout" draw:line-skew="0.538cm" svg:x1="7.555cm" svg:y1="5.748cm" svg:x2="5.762cm" svg:y2="5.18cm" draw:end-shape="id17" draw:end-glue-point="2" svg:d="M7555 5748v529h-1793v-1097" svg:viewBox="0 0 1794 1098">
          <text:p/>
        </draw:connector>
        <draw:frame draw:style-name="gr10" draw:text-style-name="P1" draw:layer="layout" svg:width="1.248cm" svg:height="1.597cm" svg:x="4.233cm" svg:y="4.14cm">
          <draw:text-box>
            <text:p><text:span text:style-name="T1">R</text:span><text:span text:style-name="T2">1</text:span><text:span text:style-name="T2">a</text:span></text:p>
          </draw:text-box>
        </draw:frame>
        <draw:g xml:id="id14" draw:id="id14">
          <draw:line draw:style-name="gr4" draw:text-style-name="P3" draw:layer="layout" svg:x1="17.053cm" svg:y1="6.204cm" svg:x2="15.752cm" svg:y2="6.208cm">
            <text:p/>
          </draw:line>
          <draw:line draw:style-name="gr4" draw:text-style-name="P3" draw:layer="layout" svg:x1="17.053cm" svg:y1="6.204cm" svg:x2="15.752cm" svg:y2="6.208cm">
            <text:p/>
          </draw:line>
          <draw:line draw:style-name="gr4" draw:text-style-name="P3" draw:layer="layout" svg:x1="17.051cm" svg:y1="5.86cm" svg:x2="15.75cm" svg:y2="5.864cm">
            <text:p/>
          </draw:line>
          <draw:line draw:style-name="gr4" draw:text-style-name="P3" draw:layer="layout" svg:x1="16.408cm" svg:y1="5.397cm" svg:x2="16.4cm" svg:y2="5.864cm">
            <text:p/>
          </draw:line>
          <draw:line draw:style-name="gr4" draw:text-style-name="P3" draw:layer="layout" svg:x1="16.411cm" svg:y1="6.2cm" svg:x2="16.403cm" svg:y2="6.667cm">
            <text:p/>
          </draw:line>
        </draw:g>
        <draw:connector draw:style-name="gr5" draw:text-style-name="P2" draw:layer="layout" svg:x1="16.4cm" svg:y1="4.567cm" svg:x2="16.401cm" svg:y2="5.397cm" draw:start-shape="id13" draw:start-glue-point="2" draw:end-shape="id14" draw:end-glue-point="0" svg:d="M16400 4567v415h1v415" svg:viewBox="0 0 2 831">
          <text:p/>
        </draw:connector>
        <draw:frame draw:style-name="gr11" draw:text-style-name="P1" draw:layer="layout" svg:width="1.219cm" svg:height="0.924cm" svg:x="17.199cm" svg:y="5.594cm">
          <draw:text-box>
            <text:p><text:span text:style-name="T1">C</text:span><text:span text:style-name="T2">2b</text:span></text:p>
          </draw:text-box>
        </draw:frame>
        <draw:connector draw:style-name="gr5" draw:text-style-name="P2" draw:layer="layout" draw:line-skew="-0.497cm" svg:x1="10.401cm" svg:y1="2.767cm" svg:x2="10.377cm" svg:y2="3.46cm" draw:end-shape="id8" draw:end-glue-point="1" svg:d="M10401 2767v702h-24v-9" svg:viewBox="0 0 25 703">
          <text:p/>
        </draw:connector>
        <draw:frame draw:style-name="gr1" draw:text-style-name="P1" draw:layer="layout" svg:width="2.374cm" svg:height="0.924cm" svg:x="10.3cm" svg:y="2.956cm">
          <draw:text-box>
            <text:p text:style-name="P4"><text:span text:style-name="T3">v</text:span><text:span text:style-name="T4">cc</text:span><text:span text:style-name="T3">=-10V</text:span></text:p>
          </draw:text-box>
        </draw:frame>
        <draw:frame draw:style-name="gr1" draw:text-style-name="P1" xml:id="id18" draw:id="id18" draw:layer="layout" svg:width="2.208cm" svg:height="0.924cm" svg:x="10.456cm" svg:y="0.298cm">
          <draw:text-box>
            <text:p text:style-name="P4"><text:span text:style-name="T3">v</text:span><text:span text:style-name="T4">cc</text:span><text:span text:style-name="T3">=10V</text:span></text:p>
          </draw:text-box>
        </draw:frame>
        <draw:connector draw:style-name="gr5" draw:text-style-name="P2" draw:layer="layout" svg:x1="10.37cm" svg:y1="1.476cm" svg:x2="10.456cm" svg:y2="0.76cm" draw:start-shape="id8" draw:start-glue-point="5" draw:end-shape="id18" draw:end-glue-point="3" svg:d="M10370 1476v-716h86" svg:viewBox="0 0 87 717">
          <text:p/>
        </draw:connector>
        <draw:frame draw:style-name="gr12" draw:text-style-name="P6" draw:layer="layout" svg:width="0.81cm" svg:height="0.645cm" svg:x="9.796cm" svg:y="0.472cm">
          <draw:text-box>
            <text:p text:style-name="P5"><text:span text:style-name="T5">+</text:span></text:p>
          </draw:text-box>
        </draw:frame>
        <draw:frame draw:style-name="gr12" draw:text-style-name="P6" draw:layer="layout" svg:width="0.81cm" svg:height="0.645cm" svg:x="9.896cm" svg:y="3.073cm">
          <draw:text-box>
            <text:p text:style-name="P5"><text:span text:style-name="T5">-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6-07T23:37:09.825233524</dc:date>
    <meta:editing-duration>PT2H40M34S</meta:editing-duration>
    <meta:editing-cycles>16</meta:editing-cycles>
    <meta:generator>LibreOffice/6.4.7.2$Linux_X86_64 LibreOffice_project/40$Build-2</meta:generator>
    <meta:document-statistic meta:object-count="111"/>
  </office:meta>
</office:document-meta>
</file>